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Noto Mono" svg:font-family="'Noto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Noto Mono" fo:font-weight="bold" officeooo:rsid="00126c88" officeooo:paragraph-rsid="00126c88" style:font-weight-asian="bold" style:font-weight-complex="bold"/>
    </style:style>
    <style:style style:name="P2" style:family="paragraph" style:parent-style-name="Standard">
      <style:text-properties style:font-name="Noto Mono" officeooo:rsid="00126c88" officeooo:paragraph-rsid="00126c88"/>
    </style:style>
    <style:style style:name="P3" style:family="paragraph" style:parent-style-name="Standard">
      <style:text-properties style:font-name="Noto Mono" style:text-underline-style="solid" style:text-underline-width="auto" style:text-underline-color="font-color" officeooo:rsid="00126c88" officeooo:paragraph-rsid="00126c88"/>
    </style:style>
    <style:style style:name="P4" style:family="paragraph" style:parent-style-name="Standard">
      <style:text-properties style:font-name="Noto Mono" style:text-underline-style="solid" style:text-underline-width="auto" style:text-underline-color="font-color" officeooo:rsid="001394c8" officeooo:paragraph-rsid="001394c8"/>
    </style:style>
    <style:style style:name="P5" style:family="paragraph" style:parent-style-name="Standard">
      <style:text-properties style:font-name="Noto Mono" style:text-underline-style="solid" style:text-underline-width="auto" style:text-underline-color="font-color" officeooo:rsid="0014dbb0" officeooo:paragraph-rsid="0014dbb0"/>
    </style:style>
    <style:style style:name="P6" style:family="paragraph" style:parent-style-name="Standard">
      <style:text-properties style:font-name="Noto Mono" officeooo:rsid="00126c88" officeooo:paragraph-rsid="00126c88" fo:background-color="#ffff00"/>
    </style:style>
    <style:style style:name="P7" style:family="paragraph" style:parent-style-name="Standard">
      <style:text-properties style:font-name="Noto Mono" officeooo:rsid="0014dbb0" officeooo:paragraph-rsid="0014dbb0"/>
    </style:style>
    <style:style style:name="P8" style:family="paragraph" style:parent-style-name="Standard">
      <style:text-properties style:font-name="Noto Mono" officeooo:rsid="00169efd" officeooo:paragraph-rsid="00169efd"/>
    </style:style>
    <style:style style:name="P9" style:family="paragraph" style:parent-style-name="Standard">
      <style:text-properties style:font-name="Noto Mono" fo:font-style="italic" fo:font-weight="bold" officeooo:rsid="001394c8" officeooo:paragraph-rsid="001394c8" style:font-style-asian="italic" style:font-weight-asian="bold" style:font-style-complex="italic" style:font-weight-complex="bold"/>
    </style:style>
    <style:style style:name="P10" style:family="paragraph" style:parent-style-name="Standard">
      <style:text-properties style:font-name="Noto Mono" fo:font-style="italic" style:text-underline-style="none" fo:font-weight="bold" officeooo:rsid="001394c8" officeooo:paragraph-rsid="001394c8" style:font-style-asian="italic" style:font-weight-asian="bold" style:font-style-complex="italic" style:font-weight-complex="bold"/>
    </style:style>
    <style:style style:name="P11" style:family="paragraph" style:parent-style-name="Standard">
      <style:text-properties style:font-name="Noto Mono" style:text-underline-style="none" officeooo:rsid="00126c88" officeooo:paragraph-rsid="00126c88"/>
    </style:style>
    <style:style style:name="P12" style:family="paragraph" style:parent-style-name="Standard">
      <style:text-properties style:font-name="Noto Mono" style:text-underline-style="none" officeooo:rsid="001394c8" officeooo:paragraph-rsid="001394c8"/>
    </style:style>
    <style:style style:name="P13" style:family="paragraph" style:parent-style-name="Standard">
      <style:text-properties style:font-name="Noto Mono" style:text-underline-style="none" officeooo:rsid="0014dbb0" officeooo:paragraph-rsid="0014dbb0"/>
    </style:style>
    <style:style style:name="P14" style:family="paragraph" style:parent-style-name="Standard">
      <style:text-properties style:font-name="Noto Mono" style:text-underline-style="none" officeooo:rsid="001b0c39" officeooo:paragraph-rsid="001b0c39"/>
    </style:style>
    <style:style style:name="P15" style:family="paragraph" style:parent-style-name="Standard">
      <style:text-properties style:font-name="Noto Mono" style:text-underline-style="none" officeooo:rsid="00169efd" officeooo:paragraph-rsid="00169efd"/>
    </style:style>
    <style:style style:name="P16" style:family="paragraph" style:parent-style-name="Standard">
      <style:text-properties style:font-name="Noto Mono" fo:font-style="italic" style:text-underline-style="none" fo:font-weight="bold" officeooo:rsid="001394c8" officeooo:paragraph-rsid="001394c8" style:font-style-asian="italic" style:font-weight-asian="bold" style:font-style-complex="italic" style:font-weight-complex="bold"/>
    </style:style>
    <style:style style:name="P17" style:family="paragraph" style:parent-style-name="Standard">
      <style:text-properties style:text-underline-style="none" officeooo:rsid="001b0c39" officeooo:paragraph-rsid="001b0c39"/>
    </style:style>
    <style:style style:name="P18" style:family="paragraph" style:parent-style-name="Standard">
      <style:text-properties style:font-name="Noto Mono" officeooo:paragraph-rsid="001394c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394c8"/>
    </style:style>
    <style:style style:name="T4" style:family="text">
      <style:text-properties style:text-underline-style="none" officeooo:rsid="0014dbb0"/>
    </style:style>
    <style:style style:name="T5" style:family="text">
      <style:text-properties style:text-underline-style="none" officeooo:rsid="001774a1"/>
    </style:style>
    <style:style style:name="T6" style:family="text">
      <style:text-properties style:text-underline-style="none" officeooo:rsid="00191b38"/>
    </style:style>
    <style:style style:name="T7" style:family="text">
      <style:text-properties style:text-underline-style="none" officeooo:rsid="001b0c39"/>
    </style:style>
    <style:style style:name="T8" style:family="text">
      <style:text-properties officeooo:rsid="001bdce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ZLIČIT PORESKI TRETMAN PRILIKOM OTKUPA POLJOPRIVREDNIH I ŠUMSKIH PROIZVODA I USLUGA, KAO I PORESKI TRETMAN OD PRIKUPLJANJA I PRODAJE ŠUMSKIH PROIZVODA I LEKOVITOG BILJA I UZAGAJANJA PEČURAKA, PČELIǊEG ROJA I PUŽEVA</text:p>
      <text:p text:style-name="P2"/>
      <text:p text:style-name="P6">1. ČLANAK PARAGRAFA O POSLEDNJIM IZMENAMA ZAKON O POREZU NA DOHDAK GRAĐANA</text:p>
      <text:p text:style-name="P6"/>
      <text:p text:style-name="P2"><text:tab/>Kod oporezivanja porezom na dohodak građana postoje tri kategorije:</text:p>
      <text:p text:style-name="P2"/>
      <text:p text:style-name="P3">1.1. Oporezivanja kod UZGAJAǊA <text:s/>i prodaje pčeliǌeg roja, pečuraka i puževa:</text:p>
      <text:p text:style-name="P11">U ovom slučaju, napravili su izmenu, tako da postoji pravo na normirane troškove od 90%, uz plaćanjǌe poreza po stopi do 20%, kao i doprinosa za PIO po stopi do 26%, i doprinosa za zdravstveno osigranje ukoliko fizičko lice nije osigurano po drugom osnovu.</text:p>
      <text:p text:style-name="P11"/>
      <text:p text:style-name="P2"><text:span text:style-name="T2">1.2 Oporezivanje kod </text:span><text:span text:style-name="T1">PRIKUPǇAǊA</text:span><text:span text:style-name="T2"> i prodaje </text:span><text:span text:style-name="T3">šumskih plodova i lekovitog bilja</text:span></text:p>
      <text:p text:style-name="P12">Od 01.01.2018. promenjen je poreski status, ranijim odredbama zakona postojalo je umanjenje za normirane troškove u iznos u od 90%, novim odredbama priznaje se pravo na normirane troškove u iznosu do 20%</text:p>
      <text:p text:style-name="P4"/>
      <text:p text:style-name="P5">1.3 Oporezivanje otkupa poljoprivrednih i šumskih proizvoda i usluga</text:p>
      <text:p text:style-name="P13">Plaća se porez po stopi od 20% uz odbitak normiranih troškova od 90%, novina je da se normirani troškovi primenjuju i za poljoprivredne usluge.</text:p>
      <text:p text:style-name="P12"/>
      <text:p text:style-name="P9"><text:span text:style-name="T2">2. ŠTA SE SMATRA POLJOPRIVREDNIM </text:span><text:span text:style-name="T7">I ŠUMSKIM </text:span><text:span text:style-name="T2">PROIZVODOM</text:span></text:p>
      <text:p text:style-name="P14">Poljoprivrednim proizvodnjom se smatra delatnost uzgoja životinja, kao i uzgajnja biljaka, te se shodno tome poljoprivrednim proizvodima smatraju biljke i životinje koje nisu pretrpele određen proces prerade, jer je prerada svrstana shodno Klasifikaciji delatnosti u posebnu granu. Tako, npr. poljoprivrednim proizvodom se smatra mleko, ali se ne smatra kajmak i sir. Poljorpivrednim proizvodom se smatra šǉiva (kao i sušena šǉiva), ali se ne smatra pekmez. </text:p>
      <text:p text:style-name="P14">Tako, da kod otkupa proizvoda, koji se ne smatraju poljoprivrednim proizvodima, pravno lice je obavzno da obračuna PIO po stopi od 26%, zdravstvo samo ukoliko nije osigurano po drugom osnovu, po stopi od 10.3%, kao i porez po stopi od 20% uz odbitak normiranih troškova od 20%.</text:p>
      <text:p text:style-name="P14">Prilikom otkupa ovakvih proizvoda, treba voditi računa i propise kojima je regulisana proizvodnja ovih proizvoda (npr. pekmeza) i koja lice mogu da se njome bave, takođe, treba voditi računa o minimalninm <text:s text:c="2"/>higjensko tehničkim uslovima za obavljanje ovakve proizvodnje, kao i Zakon o trgovini gde je uslov za prodaju proizvoda (onih koji nisu poljoprivredni) upis u Registar kod APR-a.Ž</text:p>
      <text:p text:style-name="P14"><text:soft-page-break/>Šumskim proizvodima se smatra oblovina, kora, mahovina, šumski plodovi (borovnica, jagoda, žir), šumski treset kao i meso divljih životiǌa.</text:p>
      <text:p text:style-name="P12"/>
      <text:p text:style-name="P12"/>
      <text:p text:style-name="P10">3. KO SU POLJOPRIVREDNICI</text:p>
      <text:p text:style-name="P15">Poljoprivrednikom se smatraju:</text:p>
      <text:p text:style-name="P8"><text:span text:style-name="T2"><text:tab/>a) nosilac PP gazdinstva, kao i članovi –</text:span><text:span text:style-name="T6"> shodno ZPDV nije propisano da moraju imati aktivan status. Međutim, za ostvarivanje prava na oslobođenje kod plaćaǌa poreza na dohodak, moraju imati aktivan status</text:span></text:p>
      <text:p text:style-name="P15"><text:tab/>b) lica koje su osigurana po osnovu poljoprivrede i doprinose plaćaju po rešenju</text:p>
      <text:p text:style-name="P15"><text:tab/>c) poljoprivredni penzioneri</text:p>
      <text:p text:style-name="P8"><text:span text:style-name="T2"><text:tab/></text:span><text:span text:style-name="T5">d) vlasnici, zakupici i drugi korisnici poljoprivrednog i šumskog zemljišta</text:span></text:p>
      <text:p text:style-name="P15"/>
      <text:p text:style-name="P12"/>
      <text:p text:style-name="P12"/>
      <text:p text:style-name="P10">4. PRAVO NA PORESKO UMANJENJE U IZNOSU OD 90% SHODNO ZAKONU POREZU NA DOHODAK GRAĐANA</text:p>
      <text:p text:style-name="P7"><text:span text:style-name="T2">KLJUČNO PITANJE, DA LI </text:span><text:span text:style-name="T7">UMANJENJE NORMIRANIH TROŠKOVA</text:span><text:span text:style-name="T2"> VAŽI ZA SVA FIŽIČKA LICA?</text:span></text:p>
      <text:p text:style-name="P18"><text:span text:style-name="T4">Iz ZakonaOPDG: </text:span><text:span text:style-name="T2">Izuzetno od stava 3. ovog člana, oporezivi prihod iz stava 1. tačka 15) ovog člana, koji fizičko lice ostvari od prodaje poljoprivrednih i šumskih proizvoda i usluga, kao i uzgajanja i prodaje pečuraka, pčelinjeg roja (pčela) i puževa, čini bruto prihod umanjen za normirane troškove u visini od 90%.</text:span></text:p>
      <text:p text:style-name="P17"/>
      <text:p text:style-name="P17">Poresko umanjenje normiranih troškova važi za sva fizička lica od kojih se vrši otkup poljoprivrednih <text:s/>i šumskih proizvoda i usluga.</text:p>
      <text:p text:style-name="P12"/>
      <text:p text:style-name="P10">5. PRAVO NA PORESKO OSLOBOĐEǊE</text:p>
      <text:p text:style-name="P12">Primenjuje se poresko oslobođenje, definisano Zakonom o porezu na dohodak građana, kod otkupa poljoprivrednih i šumskih proizvoda i usluga od:</text:p>
      <text:p text:style-name="P12"><text:tab/>a. nosioca porodičnog poljoprivrednog gazdinstva</text:p>
      <text:p text:style-name="P12"><text:tab/>b. lica koje doprinose plaća po rešenju poreskog organa – osigranci poǉoprivrednih delatnosti</text:p>
      <text:p text:style-name="P12"><text:tab/>c. poljorpivredni penzioneri</text:p>
      <text:p text:style-name="P12">Kada se vrši otkup od lica pobrojanih u tačkama a, b i c plaća se samo PDV naknada u iznosu od 8% pod uslovom da se lica smatra poljoprivrednikom.</text:p>
      <text:p text:style-name="P12"/>
      <text:p text:style-name="P13">IZMENA OPOREZIVANJA OD ŠUMSKIH I POLJOPRIVREDNIH USLUGA OD 01.01.2018.</text:p>
      <text:p text:style-name="P13">Promenjen je način oporezivanja tako što se priznaju normirani troškovi od 90% kod prometa poljoprivrednih i šumskih usluga.</text:p>
      <text:p text:style-name="P12"><text:soft-page-break/></text:p>
      <text:p text:style-name="P12">KLJUČNE RAZLIKE KOJE SU TEŠKO UOČLJIVE NA PRVI POGLED</text:p>
      <text:p text:style-name="P12">a. razlika između šumskog proizvoda i šumskih plodova –<text:span text:style-name="T8"> šumskim plodovi su svrstani u šumske proizvode</text:span></text:p>
      <text:p text:style-name="P12">b. </text:p>
      <text:p text:style-name="P12"/>
      <text:p text:style-name="P12"/>
      <text:p text:style-name="P12"/>
      <text:p text:style-name="P12"/>
      <text:p text:style-name="P12"/>
      <text:p text:style-name="P13">KOEFICIJENTI MNOGO GOVORE, MOGUĆE JE NAUČITI KOEFICIJENTE I ZNATI ŠTA SE OBRAČUNAVA</text:p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Noto Mono" svg:font-family="'Noto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9M37S</meta:editing-duration>
    <meta:editing-cycles>5</meta:editing-cycles>
    <meta:generator>LibreOffice/5.2.7.2$Linux_X86_64 LibreOffice_project/20m0$Build-2</meta:generator>
    <dc:date>2018-11-04T18:41:32.511632188</dc:date>
    <meta:document-statistic meta:table-count="0" meta:image-count="0" meta:object-count="0" meta:page-count="3" meta:paragraph-count="36" meta:word-count="680" meta:character-count="4473" meta:non-whitespace-character-count="3812"/>
    <meta:user-defined meta:name="Info 1"/>
    <meta:user-defined meta:name="Info 2"/>
    <meta:user-defined meta:name="Info 3"/>
    <meta:user-defined meta:name="Info 4"/>
  </office:meta>
</office:document-meta>
</file>